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4cb" officeooo:paragraph-rsid="000894cb"/>
    </style:style>
    <style:style style:name="P2" style:family="paragraph" style:parent-style-name="Standard">
      <style:text-properties officeooo:rsid="0008bdeb" officeooo:paragraph-rsid="0008bdeb"/>
    </style:style>
    <style:style style:name="P3" style:family="paragraph" style:parent-style-name="Standard">
      <style:text-properties officeooo:rsid="000b0510" officeooo:paragraph-rsid="000b0510"/>
    </style:style>
    <style:style style:name="P4" style:family="paragraph" style:parent-style-name="Standard">
      <style:text-properties fo:font-weight="bold" officeooo:rsid="000894cb" officeooo:paragraph-rsid="000894cb" style:font-weight-asian="bold" style:font-weight-complex="bold"/>
    </style:style>
    <style:style style:name="P5" style:family="paragraph" style:parent-style-name="Standard">
      <style:text-properties officeooo:rsid="000b0510" officeooo:paragraph-rsid="000b0510"/>
    </style:style>
    <style:style style:name="P6" style:family="paragraph" style:parent-style-name="Standard">
      <style:text-properties officeooo:rsid="001691df" officeooo:paragraph-rsid="001691df"/>
    </style:style>
    <style:style style:name="P7" style:family="paragraph" style:parent-style-name="Standard">
      <style:text-properties officeooo:rsid="0019d85d" officeooo:paragraph-rsid="0019d8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ticle Ideas</text:p>
      <text:p text:style-name="P1"/>
      <text:p text:style-name="P1">Stuck in the Past : Youtube algorithms flaws</text:p>
      <text:p text:style-name="P2"/>
      <text:p text:style-name="P2">You cannot satisfy Everyone</text:p>
      <text:p text:style-name="P2"/>
      <text:p text:style-name="P3">You are not responsible for Other people’s emotions</text:p>
      <text:p text:style-name="P3"/>
      <text:p text:style-name="P6">Success and Unsuccess does not Define you</text:p>
      <text:p text:style-name="P6"/>
      <text:p text:style-name="P7">Fear, controlling and possessive behaviou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4:49:23.090898367</meta:creation-date>
    <dc:date>2019-11-07T11:29:08.972372890</dc:date>
    <meta:editing-duration>PT1H35M39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1" meta:paragraph-count="6" meta:word-count="34" meta:character-count="218" meta:non-whitespace-character-count="190"/>
  </office:meta>
</office:document-meta>
</file>